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erviceClientInvisible">
      <style:graphic-properties fo:min-height="0.258cm" fo:min-width="1.778cm" style:writing-mode="lr-tb" loext:decorative="false"/>
      <style:paragraph-properties style:writing-mode="lr-tb"/>
    </style:style>
    <style:style style:name="gr2" style:family="graphic" style:parent-style-name="ServiceClientGWM">
      <style:graphic-properties fo:min-height="0.258cm" fo:min-width="1.778cm" style:writing-mode="lr-tb" loext:decorative="false"/>
      <style:paragraph-properties style:writing-mode="lr-tb"/>
    </style:style>
    <style:style style:name="gr3" style:family="graphic" style:parent-style-name="ServiceClientRCS">
      <style:graphic-properties fo:min-height="0.258cm" fo:min-width="1.778cm" style:writing-mode="lr-tb" loext:decorative="false"/>
      <style:paragraph-properties style:writing-mode="lr-tb"/>
    </style:style>
    <style:style style:name="gr4" style:family="graphic" style:parent-style-name="ServiceClientSMTP">
      <style:graphic-properties fo:min-height="0.258cm" fo:min-width="1.778cm" style:writing-mode="lr-tb" loext:decorative="false"/>
      <style:paragraph-properties style:writing-mode="lr-tb"/>
    </style:style>
    <style:style style:name="gr5" style:family="graphic" style:parent-style-name="ServiceClient">
      <style:graphic-properties draw:textarea-vertical-align="middle" draw:auto-grow-height="false" fo:min-height="4.75cm" fo:min-width="3.246cm" style:writing-mode="lr-tb" loext:decorative="false"/>
      <style:paragraph-properties style:writing-mode="lr-tb"/>
    </style:style>
    <style:style style:name="gr6" style:family="graphic" style:parent-style-name="ServiceClientsTitle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7" style:family="graphic" style:parent-style-name="Service">
      <style:graphic-properties fo:min-height="5.75cm" fo:min-width="3.996cm" style:writing-mode="lr-tb" loext:decorative="false"/>
      <style:paragraph-properties style:writing-mode="lr-tb"/>
    </style:style>
    <style:style style:name="gr8" style:family="graphic" style:parent-style-name="TitleBlack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9" style:family="graphic" style:parent-style-name="ServiceClientACM">
      <style:graphic-properties fo:min-height="0.258cm" fo:min-width="1.778cm" style:writing-mode="lr-tb" loext:decorative="false"/>
      <style:paragraph-properties style:writing-mode="lr-tb"/>
    </style:style>
    <style:style style:name="gr10" style:family="graphic" style:parent-style-name="ServiceClientMM">
      <style:graphic-properties fo:min-height="0.258cm" fo:min-width="1.778cm" style:writing-mode="lr-tb" loext:decorative="false"/>
      <style:paragraph-properties style:writing-mode="lr-tb"/>
    </style:style>
    <style:style style:name="gr11" style:family="graphic" style:parent-style-name="ServiceClientNM">
      <style:graphic-properties fo:min-height="0.258cm" fo:min-width="1.778cm" style:writing-mode="lr-tb" loext:decorative="false"/>
      <style:paragraph-properties style:writing-mode="lr-tb"/>
    </style:style>
    <style:style style:name="gr12" style:family="graphic" style:parent-style-name="ServiceClientSM">
      <style:graphic-properties fo:min-height="0.258cm" fo:min-width="1.778cm" style:writing-mode="lr-tb" loext:decorative="false"/>
      <style:paragraph-properties style:writing-mode="lr-tb"/>
    </style:style>
    <style:style style:name="gr13" style:family="graphic" style:parent-style-name="ServiceClientGWM">
      <style:graphic-properties loext:decorative="false"/>
    </style:style>
    <style:style style:name="gr14" style:family="graphic" style:parent-style-name="ServiceClientRCS">
      <style:graphic-properties loext:decorative="false"/>
    </style:style>
    <style:style style:name="gr15" style:family="graphic" style:parent-style-name="ServiceClientSMTP">
      <style:graphic-properties loext:decorative="false"/>
    </style:style>
    <style:style style:name="gr16" style:family="graphic" style:parent-style-name="ServiceClientMM">
      <style:graphic-properties loext:decorative="false"/>
    </style:style>
    <style:style style:name="gr17" style:family="graphic" style:parent-style-name="ServiceClientACM">
      <style:graphic-properties loext:decorative="false"/>
    </style:style>
    <style:style style:name="gr18" style:family="graphic" style:parent-style-name="ServiceClientNM">
      <style:graphic-properties loext:decorative="false"/>
    </style:style>
    <style:style style:name="gr19" style:family="graphic" style:parent-style-name="ServiceClientSM">
      <style:graphic-properties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loext:opacity="100%" style:font-name="Liberation Sans Narrow" fo:font-size="11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508cm" svg:x="9.509cm" svg:y="3.72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032cm" svg:height="0.508cm" svg:x="9.509cm" svg:y="4.32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9.509cm" svg:y="4.92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9.509cm" svg:y="5.52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2.032cm" svg:height="0.508cm" svg:x="9.509cm" svg:y="6.12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9.509cm" svg:y="6.72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2.032cm" svg:height="0.508cm" svg:x="9.509cm" svg:y="7.32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8.775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1cm" svg:x="8.9cm" svg:y="2.95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25cm" svg:height="6cm" svg:x="8.4cm" svg:y="2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8.6cm" svg:y="2.3cm">
          <text:p text:style-name="P3"><text:span text:style-name="T2">AC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0" draw:id="id10" draw:layer="layout" svg:width="2.032cm" svg:height="0.508cm" svg:x="2.309cm" svg:y="3.721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.309cm" svg:y="4.321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7" draw:id="id7" draw:layer="layout" svg:width="2.032cm" svg:height="0.508cm" svg:x="2.309cm" svg:y="4.921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9" draw:id="id19" draw:layer="layout" svg:width="2.032cm" svg:height="0.508cm" svg:x="2.309cm" svg:y="5.521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6" draw:id="id16" draw:layer="layout" svg:width="2.032cm" svg:height="0.508cm" svg:x="2.309cm" svg:y="6.121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2" draw:id="id22" draw:layer="layout" svg:width="2.032cm" svg:height="0.508cm" svg:x="2.309cm" svg:y="6.721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.309cm" svg:y="7.321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1.575cm" svg:y="3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25cm" svg:height="1cm" svg:x="1.7cm" svg:y="2.951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25cm" svg:height="6cm" svg:x="1.2cm" svg:y="2.3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1.4cm" svg:y="2.301cm">
          <text:p text:style-name="P3"><text:span text:style-name="T2">GW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2" draw:id="id12" draw:layer="layout" svg:width="2.032cm" svg:height="0.508cm" svg:x="15.709cm" svg:y="3.722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15.709cm" svg:y="4.322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15.709cm" svg:y="4.922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7" draw:id="id17" draw:layer="layout" svg:width="2.032cm" svg:height="0.508cm" svg:x="15.709cm" svg:y="5.522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15.709cm" svg:y="6.122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0" draw:id="id20" draw:layer="layout" svg:width="2.032cm" svg:height="0.508cm" svg:x="15.709cm" svg:y="6.722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15.709cm" svg:y="7.322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14.975cm" svg:y="3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1cm" svg:x="15.1cm" svg:y="2.952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25cm" svg:height="6cm" svg:x="14.6cm" svg:y="2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14.8cm" svg:y="2.302cm">
          <text:p text:style-name="P3"><text:span text:style-name="T2">M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3" draw:id="id13" draw:layer="layout" svg:width="2.032cm" svg:height="0.508cm" svg:x="22.109cm" svg:y="3.721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2.032cm" svg:height="0.508cm" svg:x="22.109cm" svg:y="4.321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2.109cm" svg:y="4.921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2.109cm" svg:y="5.521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2.109cm" svg:y="6.121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2.109cm" svg:y="6.721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2.109cm" svg:y="7.321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21.375cm" svg:y="3.1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1cm" svg:x="21.5cm" svg:y="2.951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18" draw:id="id18" draw:layer="layout" svg:width="4.25cm" svg:height="6cm" svg:x="21cm" svg:y="2.3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21.2cm" svg:y="2.301cm">
          <text:p text:style-name="P3"><text:span text:style-name="T2">N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3.722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4.322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4.922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5.522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6.122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6.722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2.309cm" svg:y="7.322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31.575cm" svg:y="3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1cm" svg:x="31.7cm" svg:y="2.952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25cm" svg:height="6cm" svg:x="31.2cm" svg:y="2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31.4cm" svg:y="2.302cm">
          <text:p text:style-name="P3"><text:span text:style-name="T2">RCS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4" draw:id="id14" draw:layer="layout" svg:width="2.032cm" svg:height="0.508cm" svg:x="37.009cm" svg:y="3.723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7.009cm" svg:y="4.323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9" draw:id="id9" draw:layer="layout" svg:width="2.032cm" svg:height="0.508cm" svg:x="37.009cm" svg:y="4.923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7.009cm" svg:y="5.523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7.009cm" svg:y="6.123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7.009cm" svg:y="6.723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37.009cm" svg:y="7.323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36.275cm" svg:y="3.1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1cm" svg:x="36.4cm" svg:y="2.953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21" draw:id="id21" draw:layer="layout" svg:width="4.25cm" svg:height="6cm" svg:x="35.9cm" svg:y="2.3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36.1cm" svg:y="2.303cm">
          <text:p text:style-name="P3"><text:span text:style-name="T2">S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3.722cm">
          <text:p text:style-name="P1"><text:span text:style-name="T1">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4.322cm">
          <text:p text:style-name="P1"><text:span text:style-name="T1">G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4.922cm">
          <text:p text:style-name="P1"><text:span text:style-name="T1">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5.522cm">
          <text:p text:style-name="P1"><text:span text:style-name="T1">N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6.122cm">
          <text:p text:style-name="P1"><text:span text:style-name="T1">R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6.722cm">
          <text:p text:style-name="P1"><text:span text:style-name="T1">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32cm" svg:height="0.508cm" svg:x="27.509cm" svg:y="7.322cm">
          <text:p text:style-name="P1"><text:span text:style-name="T1">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5cm" svg:x="26.775cm" svg:y="3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1cm" svg:x="26.9cm" svg:y="2.952cm">
          <text:p text:style-name="P1">Service Clients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4.25cm" svg:height="6cm" svg:x="26.4cm" svg:y="2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1cm" svg:x="26.6cm" svg:y="2.302cm">
          <text:p text:style-name="P3"><text:span text:style-name="T2">SMTP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3" draw:text-style-name="P1" draw:layer="layout" draw:line-skew="1.458cm 0.898cm" svg:x1="11.541cm" svg:y1="4.574cm" svg:x2="3.325cm" svg:y2="8.351cm" draw:start-shape="id1" draw:start-glue-point="1" draw:end-shape="id2" draw:end-glue-point="2" svg:d="M11541 4574h1959v5176h-10175v-1399" svg:viewBox="0 0 10176 5177">
          <text:p/>
        </draw:connector>
        <draw:connector draw:style-name="gr14" draw:text-style-name="P1" draw:layer="layout" draw:line-skew="-8.121cm 1.647cm" svg:x1="11.541cm" svg:y1="6.374cm" svg:x2="33.325cm" svg:y2="8.352cm" draw:start-shape="id3" draw:start-glue-point="1" draw:end-shape="id4" draw:end-glue-point="2" svg:d="M11541 6374h1709v4126h20075v-2148" svg:viewBox="0 0 21785 4127">
          <text:p/>
        </draw:connector>
        <draw:connector draw:style-name="gr15" draw:text-style-name="P1" draw:layer="layout" draw:line-skew="-6.023cm 2.147cm" svg:x1="11.541cm" svg:y1="7.574cm" svg:x2="28.525cm" svg:y2="8.352cm" draw:start-shape="id5" draw:start-glue-point="1" draw:end-shape="id6" draw:end-glue-point="2" svg:d="M11541 7574h1407v3426h15577v-2648" svg:viewBox="0 0 16985 3427">
          <text:p/>
        </draw:connector>
        <draw:connector draw:style-name="gr16" draw:text-style-name="P1" draw:layer="layout" draw:line-skew="-2.989cm 1.147cm" svg:x1="4.341cm" svg:y1="5.175cm" svg:x2="16.725cm" svg:y2="8.352cm" draw:start-shape="id7" draw:start-glue-point="1" draw:end-shape="id8" draw:end-glue-point="2" svg:d="M4341 5175h2141v4825h10243v-1648" svg:viewBox="0 0 12385 4826">
          <text:p/>
        </draw:connector>
        <draw:connector draw:style-name="gr16" draw:text-style-name="P1" draw:layer="layout" draw:line-skew="0.812cm 1.147cm" svg:x1="39.041cm" svg:y1="5.177cm" svg:x2="16.725cm" svg:y2="8.352cm" draw:start-shape="id9" draw:start-glue-point="1" draw:end-shape="id8" draw:end-glue-point="2" svg:d="M39041 5177h1313v4823h-23629v-1648" svg:viewBox="0 0 23630 4824">
          <text:p/>
        </draw:connector>
        <draw:connector draw:style-name="gr17" draw:text-style-name="P1" draw:layer="layout" draw:line-skew="0.293cm 0.649cm" svg:x1="4.341cm" svg:y1="3.975cm" svg:x2="10.525cm" svg:y2="8.35cm" draw:start-shape="id10" draw:start-glue-point="1" draw:end-shape="id11" draw:end-glue-point="2" svg:d="M4341 3975h2323v5525h3861v-1150" svg:viewBox="0 0 6185 5526">
          <text:p/>
        </draw:connector>
        <draw:connector draw:style-name="gr17" draw:text-style-name="P1" draw:layer="layout" draw:line-skew="1.172cm 0.649cm" svg:x1="17.741cm" svg:y1="3.976cm" svg:x2="10.525cm" svg:y2="8.35cm" draw:start-shape="id12" draw:start-glue-point="1" draw:end-shape="id11" draw:end-glue-point="2" svg:d="M17741 3976h1673v5524h-8889v-1150" svg:viewBox="0 0 8890 5525">
          <text:p/>
        </draw:connector>
        <draw:connector draw:style-name="gr17" draw:text-style-name="P1" draw:layer="layout" draw:line-skew="1.058cm 0.649cm" svg:x1="24.141cm" svg:y1="3.975cm" svg:x2="10.525cm" svg:y2="8.35cm" draw:start-shape="id13" draw:start-glue-point="1" draw:end-shape="id11" draw:end-glue-point="2" svg:d="M24141 3975h1559v5525h-15175v-1150" svg:viewBox="0 0 15176 5526">
          <text:p/>
        </draw:connector>
        <draw:connector draw:style-name="gr17" draw:text-style-name="P1" draw:layer="layout" draw:line-skew="1.008cm 0.649cm" svg:x1="39.041cm" svg:y1="3.977cm" svg:x2="10.525cm" svg:y2="8.35cm" draw:start-shape="id14" draw:start-glue-point="1" draw:end-shape="id11" draw:end-glue-point="2" svg:d="M39041 3977h1509v5523h-30025v-1150" svg:viewBox="0 0 30026 5524">
          <text:p/>
        </draw:connector>
        <draw:connector draw:style-name="gr13" draw:text-style-name="P1" draw:layer="layout" draw:line-skew="0.808cm 0.898cm" svg:x1="24.141cm" svg:y1="4.575cm" svg:x2="3.325cm" svg:y2="8.351cm" draw:start-shape="id15" draw:start-glue-point="1" draw:end-shape="id2" draw:end-glue-point="2" svg:d="M24141 4575h1309v5175h-22125v-1399" svg:viewBox="0 0 22126 5176">
          <text:p/>
        </draw:connector>
        <draw:connector draw:style-name="gr14" draw:text-style-name="P1" draw:layer="layout" draw:line-skew="-11.771cm 1.647cm" svg:x1="4.341cm" svg:y1="6.375cm" svg:x2="33.325cm" svg:y2="8.352cm" draw:start-shape="id16" draw:start-glue-point="1" draw:end-shape="id4" draw:end-glue-point="2" svg:d="M4341 6375h1659v4125h27325v-2148" svg:viewBox="0 0 28985 4126">
          <text:p/>
        </draw:connector>
        <draw:connector draw:style-name="gr18" draw:text-style-name="P1" draw:layer="layout" draw:line-skew="-0.139cm 1.398cm" svg:x1="17.741cm" svg:y1="5.776cm" svg:x2="23.125cm" svg:y2="8.351cm" draw:start-shape="id17" draw:start-glue-point="1" draw:end-shape="id18" draw:end-glue-point="2" svg:d="M17741 5776h1491v4474h3893v-1899" svg:viewBox="0 0 5385 4475">
          <text:p/>
        </draw:connector>
        <draw:connector draw:style-name="gr18" draw:text-style-name="P1" draw:layer="layout" draw:line-skew="-6.421cm 1.398cm" svg:x1="4.341cm" svg:y1="5.775cm" svg:x2="23.125cm" svg:y2="8.351cm" draw:start-shape="id19" draw:start-glue-point="1" draw:end-shape="id18" draw:end-glue-point="2" svg:d="M4341 5775h1909v4475h16875v-1899" svg:viewBox="0 0 18785 4476">
          <text:p/>
        </draw:connector>
        <draw:connector draw:style-name="gr19" draw:text-style-name="P1" draw:layer="layout" draw:line-skew="-7.771cm 1.896cm" svg:x1="17.741cm" svg:y1="6.976cm" svg:x2="38.025cm" svg:y2="8.353cm" draw:start-shape="id20" draw:start-glue-point="1" draw:end-shape="id21" draw:end-glue-point="2" svg:d="M17741 6976h1309v3774h18975v-2397" svg:viewBox="0 0 20285 3775">
          <text:p/>
        </draw:connector>
        <draw:connector draw:style-name="gr19" draw:text-style-name="P1" draw:layer="layout" draw:line-skew="-14.371cm 1.896cm" svg:x1="4.341cm" svg:y1="6.975cm" svg:x2="38.025cm" svg:y2="8.353cm" draw:start-shape="id22" draw:start-glue-point="1" draw:end-shape="id21" draw:end-glue-point="2" svg:d="M4341 6975h1409v3775h32275v-2397" svg:viewBox="0 0 33685 3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rviceClient" style:family="graphic" style:parent-style-name="objectwithoutfill">
      <style:graphic-properties draw:stroke-dash="Dash_20_Dot_20_4" svg:stroke-color="#000000" draw:opacity="50%" draw:textarea-horizontal-align="left" draw:textarea-vertical-align="middle" draw:auto-grow-height="false" fo:padding-left="0.127cm" fo:padding-right="0.127cm" draw:shadow="hidden" draw:shadow-offset-x="0.203cm" draw:shadow-offset-y="0.203cm" draw:shadow-opacity="50%"/>
      <style:paragraph-properties loext:tab-stop-distance="0cm">
        <style:tab-stops/>
      </style:paragraph-properties>
      <style:text-properties fo:color="#0000ff" loext:opacity="100%" fo:font-size="10pt"/>
    </style:style>
    <style:style style:name="ServiceClientsTitle" style:family="graphic" style:parent-style-name="Outlined_20_Green">
      <style:graphic-properties draw:stroke="none" draw:shadow-color="#000000"/>
      <style:text-properties fo:color="#000000" loext:opacity="100%" style:font-name="Tahoma" fo:font-family="Tahoma" style:font-style-name="Regular" style:font-family-generic="swiss" style:font-pitch="variable" fo:font-size="10pt" fo:font-weight="normal"/>
    </style:style>
    <style:style style:name="Service" style:family="graphic" style:parent-style-name="ServiceClient">
      <style:graphic-properties svg:stroke-color="#000000"/>
    </style:style>
    <style:style style:name="TitleBlack" style:family="graphic" style:parent-style-name="ServiceClientsTitle">
      <style:text-properties fo:color="#000000" loext:opacity="100%"/>
    </style:style>
    <style:style style:name="ServiceClientInvisible" style:family="graphic" style:parent-style-name="ServiceClient">
      <style:graphic-properties draw:stroke="none" svg:stroke-color="#ff0000" draw:textarea-horizontal-align="left" draw:textarea-vertical-align="middle"/>
      <style:paragraph-properties loext:tab-stop-distance="0cm">
        <style:tab-stops/>
      </style:paragraph-properties>
      <style:text-properties fo:color="#d3d3d3" loext:opacity="100%"/>
    </style:style>
    <style:style style:name="ServiceClientGWM" style:family="graphic" style:parent-style-name="ServiceClient">
      <style:graphic-properties svg:stroke-color="#ffa500" draw:marker-end="Concave_20_short"/>
      <style:text-properties fo:color="#ffa500" loext:opacity="100%"/>
    </style:style>
    <style:style style:name="ServiceClientSMTP" style:family="graphic" style:parent-style-name="ServiceClientGWM">
      <style:graphic-properties svg:stroke-color="#8b4513"/>
      <style:text-properties fo:color="#8b4513" loext:opacity="100%"/>
    </style:style>
    <style:style style:name="ServiceClientRCS" style:family="graphic" style:parent-style-name="ServiceClientSMTP">
      <style:graphic-properties svg:stroke-color="#9400d3"/>
      <style:text-properties fo:color="#9400d3" loext:opacity="100%"/>
    </style:style>
    <style:style style:name="ServiceClientMM" style:family="graphic" style:parent-style-name="ServiceClientGWM">
      <style:graphic-properties svg:stroke-color="#0000ff"/>
      <style:text-properties fo:color="#0000ff" loext:opacity="100%"/>
    </style:style>
    <style:style style:name="ServiceClientACM" style:family="graphic" style:parent-style-name="ServiceClientGWM">
      <style:graphic-properties svg:stroke-color="#ff0000"/>
      <style:text-properties fo:color="#ff0000" loext:opacity="100%"/>
    </style:style>
    <style:style style:name="ServiceClientNM" style:family="graphic" style:parent-style-name="ServiceClientMM">
      <style:graphic-properties svg:stroke-color="#008000"/>
      <style:text-properties fo:color="#008000" loext:opacity="100%"/>
    </style:style>
    <style:style style:name="ServiceClientSM" style:family="graphic" style:parent-style-name="ServiceClientACM">
      <style:graphic-properties svg:stroke-color="#000000"/>
      <style:text-properties fo:color="#000000" loext:opacity="100%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01:06:58.859000000</meta:creation-date>
    <dc:date>2024-10-10T03:33:34.880000000</dc:date>
    <meta:editing-duration>PT2H14M27S</meta:editing-duration>
    <meta:editing-cycles>58</meta:editing-cycles>
    <meta:generator>LibreOffice/24.8.0.3$Windows_X86_64 LibreOffice_project/0bdf1299c94fe897b119f97f3c613e9dca6be583</meta:generator>
    <meta:document-statistic meta:object-count="92"/>
  </office:meta>
</office:document-meta>
</file>